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400000384F35DC9A2E151CCB4.png" manifest:media-type="image/png"/>
  <manifest:file-entry manifest:full-path="Pictures/1000020100000096000000B4AC27FC2D64602698.png" manifest:media-type="image/png"/>
  <manifest:file-entry manifest:full-path="Pictures/100002010000010000000100CE19C1AA9D5E0F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27%" draw:opacity-name="" draw:textarea-horizontal-align="justify" draw:textarea-vertical-align="middle" draw:auto-grow-height="false" fo:min-height="6.608cm" fo:min-width="15.756cm"/>
    </style:style>
    <style:style style:name="gr2" style:family="graphic" style:parent-style-name="standard">
      <style:graphic-properties draw:fill-color="#ff0000" draw:opacity="18%" draw:opacity-name="" draw:textarea-horizontal-align="justify" draw:textarea-vertical-align="middle" draw:auto-grow-height="false" fo:min-height="17.784cm" fo:min-width="8.136cm"/>
    </style:style>
    <style:style style:name="gr3" style:family="graphic" style:parent-style-name="standard">
      <style:graphic-properties draw:fill-color="#ffd320" draw:opacity="29%" draw:opacity-name="" draw:textarea-horizontal-align="justify" draw:textarea-vertical-align="middle" draw:auto-grow-height="false" fo:min-height="17.784cm" fo:min-width="8.009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dash" draw:stroke-dash="Ultrafine_20_Dashed" svg:stroke-width="0.035cm" svg:stroke-color="#0000ff" draw:marker-start="" draw:marker-start-width="0.252cm" draw:marker-end-width="0.252cm" draw:fill="none" draw:fill-color="#ffffff" fo:min-height="0.83cm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Ultrafine_20_Dashed" svg:stroke-width="0.035cm" svg:stroke-color="#0000ff" draw:marker-start="" draw:marker-start-width="0.252cm" draw:marker-end-width="0.252cm" draw:fill="none" draw:fill-color="#ffffff" fo:min-height="0.831cm" fo:padding-top="0.142cm" fo:padding-bottom="0.142cm" fo:padding-left="0.267cm" fo:padding-right="0.267cm"/>
    </style:style>
    <style:style style:name="gr8" style:family="graphic" style:parent-style-name="standard">
      <style:graphic-properties draw:stroke="dash" draw:stroke-dash="Ultrafine_20_Dashed" svg:stroke-width="0.035cm" svg:stroke-color="#0000ff" draw:marker-start="" draw:marker-start-width="0.252cm" draw:marker-end-width="0.252cm" draw:fill="none" draw:fill-color="#ffffff" fo:min-height="0.943cm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Ultrafine_20_Dashed" svg:stroke-width="0.035cm" svg:stroke-color="#0000ff" draw:marker-start="" draw:marker-start-width="0.252cm" draw:marker-end-width="0.252cm" draw:fill="none" draw:fill-color="#ffffff" fo:min-height="1.01cm" fo:padding-top="0.142cm" fo:padding-bottom="0.142cm" fo:padding-left="0.267cm" fo:padding-right="0.267cm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1.401cm" fo:min-width="7.628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1.274cm" fo:min-width="7.501cm"/>
    </style:style>
    <style:style style:name="gr12" style:family="graphic" style:parent-style-name="standard">
      <style:graphic-properties draw:textarea-horizontal-align="justify" draw:textarea-vertical-align="middle" draw:auto-grow-height="false" fo:min-height="1.782cm" fo:min-width="14.994cm"/>
    </style:style>
    <style:style style:name="gr13" style:family="graphic" style:parent-style-name="standard">
      <style:graphic-properties svg:stroke-color="#990000" draw:fill-color="#cc0000" draw:textarea-horizontal-align="justify" draw:textarea-vertical-align="middle" draw:auto-grow-height="false" fo:min-height="2.417cm" fo:min-width="14.867cm"/>
    </style:style>
    <style:style style:name="gr14" style:family="graphic" style:parent-style-name="standard">
      <style:graphic-properties svg:stroke-width="0.159cm" svg:stroke-color="#ff0000" draw:marker-start="Circle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opacity="27%"/>
      <style:paragraph-properties fo:text-align="center"/>
    </style:style>
    <style:style style:name="P2" style:family="paragraph">
      <loext:graphic-properties draw:fill-color="#ff0000" draw:opacity="18%"/>
      <style:paragraph-properties fo:text-align="center"/>
    </style:style>
    <style:style style:name="P3" style:family="paragraph">
      <loext:graphic-properties draw:fill-color="#ffd320" draw:opacity="29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ff950e"/>
      <style:paragraph-properties fo:text-align="center"/>
    </style:style>
    <style:style style:name="P9" style:family="paragraph">
      <loext:graphic-properties draw:fill-color="#cc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256cm" svg:height="6.858cm" svg:x="2.397cm" svg:y="21.5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636cm" svg:height="18.034cm" svg:x="1.635cm" svg:y="1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509cm" svg:height="18.034cm" svg:x="10.779cm" svg:y="1.63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556cm" svg:height="2.545cm" svg:x="2.197cm" svg:y="3.758cm">
          <draw:image xlink:href="Pictures/100002010000010000000100CE19C1AA9D5E0F6F.png" xlink:type="simple" xlink:show="embed" xlink:actuate="onLoad">
            <text:p/>
          </draw:image>
        </draw:frame>
        <draw:frame draw:style-name="gr4" draw:text-style-name="P4" draw:layer="layout" svg:width="3.556cm" svg:height="2.544cm" svg:x="6.388cm" svg:y="3.667cm">
          <draw:image xlink:href="Pictures/100002010000010000000100CE19C1AA9D5E0F6F.png" xlink:type="simple" xlink:show="embed" xlink:actuate="onLoad">
            <text:p/>
          </draw:image>
        </draw:frame>
        <draw:frame draw:style-name="gr4" draw:text-style-name="P4" draw:layer="layout" svg:width="3.756cm" svg:height="3.226cm" svg:x="2.124cm" svg:y="8.349cm">
          <draw:image xlink:href="Pictures/1000020100000096000000B4AC27FC2D64602698.png" xlink:type="simple" xlink:show="embed" xlink:actuate="onLoad">
            <text:p/>
          </draw:image>
        </draw:frame>
        <draw:frame draw:style-name="gr4" draw:text-style-name="P4" draw:layer="layout" svg:width="3.756cm" svg:height="3.227cm" svg:x="6.261cm" svg:y="8.166cm">
          <draw:image xlink:href="Pictures/1000020100000096000000B4AC27FC2D64602698.png" xlink:type="simple" xlink:show="embed" xlink:actuate="onLoad">
            <text:p/>
          </draw:image>
        </draw:frame>
        <draw:line draw:style-name="gr5" draw:text-style-name="P4" draw:layer="layout" svg:x1="3.848cm" svg:y1="6.576cm" svg:x2="3.848cm" svg:y2="8.303cm">
          <text:p/>
        </draw:line>
        <draw:line draw:style-name="gr5" draw:text-style-name="P4" draw:layer="layout" svg:x1="8.095cm" svg:y1="6.343cm" svg:x2="8.095cm" svg:y2="8.07cm">
          <text:p/>
        </draw:line>
        <draw:frame draw:style-name="gr6" draw:text-style-name="P6" draw:layer="layout" svg:width="3.683cm" svg:height="1.233cm" svg:x="1.816cm" svg:y="11.733cm">
          <draw:text-box>
            <text:p text:style-name="P5"><text:span text:style-name="T1">wordpress1_dev</text:span></text:p>
            <text:p text:style-name="P5"><text:span text:style-name="T1">172.17.0.3</text:span></text:p>
          </draw:text-box>
        </draw:frame>
        <draw:frame draw:style-name="gr7" draw:text-style-name="P6" draw:layer="layout" svg:width="3.683cm" svg:height="1.233cm" svg:x="6.007cm" svg:y="11.823cm">
          <draw:text-box>
            <text:p text:style-name="P5"><text:span text:style-name="T1">wordpress2_dev</text:span></text:p>
            <text:p text:style-name="P5"><text:span text:style-name="T1">172.17.0.5</text:span></text:p>
          </draw:text-box>
        </draw:frame>
        <draw:frame draw:style-name="gr4" draw:text-style-name="P4" draw:layer="layout" svg:width="3.556cm" svg:height="2.557cm" svg:x="11.16cm" svg:y="3.863cm">
          <draw:image xlink:href="Pictures/100002010000010000000100CE19C1AA9D5E0F6F.png" xlink:type="simple" xlink:show="embed" xlink:actuate="onLoad">
            <text:p/>
          </draw:image>
        </draw:frame>
        <draw:frame draw:style-name="gr4" draw:text-style-name="P4" draw:layer="layout" svg:width="3.556cm" svg:height="2.556cm" svg:x="15.351cm" svg:y="3.772cm">
          <draw:image xlink:href="Pictures/100002010000010000000100CE19C1AA9D5E0F6F.png" xlink:type="simple" xlink:show="embed" xlink:actuate="onLoad">
            <text:p/>
          </draw:image>
        </draw:frame>
        <draw:frame draw:style-name="gr4" draw:text-style-name="P4" draw:layer="layout" svg:width="3.756cm" svg:height="3.241cm" svg:x="11.087cm" svg:y="8.474cm">
          <draw:image xlink:href="Pictures/1000020100000096000000B4AC27FC2D64602698.png" xlink:type="simple" xlink:show="embed" xlink:actuate="onLoad">
            <text:p/>
          </draw:image>
        </draw:frame>
        <draw:frame draw:style-name="gr4" draw:text-style-name="P4" draw:layer="layout" svg:width="3.756cm" svg:height="3.241cm" svg:x="15.024cm" svg:y="8.292cm">
          <draw:image xlink:href="Pictures/1000020100000096000000B4AC27FC2D64602698.png" xlink:type="simple" xlink:show="embed" xlink:actuate="onLoad">
            <text:p/>
          </draw:image>
        </draw:frame>
        <draw:line draw:style-name="gr5" draw:text-style-name="P4" draw:layer="layout" svg:x1="12.811cm" svg:y1="6.694cm" svg:x2="12.811cm" svg:y2="8.429cm">
          <text:p/>
        </draw:line>
        <draw:line draw:style-name="gr5" draw:text-style-name="P4" draw:layer="layout" svg:x1="17.058cm" svg:y1="6.46cm" svg:x2="17.058cm" svg:y2="8.195cm">
          <text:p/>
        </draw:line>
        <draw:frame draw:style-name="gr8" draw:text-style-name="P6" draw:layer="layout" svg:width="3.937cm" svg:height="1.233cm" svg:x="10.779cm" svg:y="11.874cm">
          <draw:text-box>
            <text:p text:style-name="P5"><text:span text:style-name="T1">wordpress3_prod</text:span></text:p>
            <text:p text:style-name="P5"><text:span text:style-name="T1">172.17.0.7</text:span></text:p>
          </draw:text-box>
        </draw:frame>
        <draw:frame draw:style-name="gr9" draw:text-style-name="P6" draw:layer="layout" svg:width="3.937cm" svg:height="1.294cm" svg:x="14.97cm" svg:y="11.898cm">
          <draw:text-box>
            <text:p text:style-name="P5"><text:span text:style-name="T1">wordpress3_prod</text:span></text:p>
            <text:p text:style-name="P5"><text:span text:style-name="T1">172.17.0.9</text:span></text:p>
          </draw:text-box>
        </draw:frame>
        <draw:custom-shape draw:style-name="gr10" draw:text-style-name="P7" draw:layer="layout" svg:width="8.128cm" svg:height="1.651cm" svg:x="1.889cm" svg:y="1.889cm">
          <text:p text:style-name="P4">Entorno desarrollo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8.001cm" svg:height="1.524cm" svg:x="11.033cm" svg:y="2.016cm">
          <text:p text:style-name="P4">Entorno producción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5.494cm" svg:height="2.032cm" svg:x="2.778cm" svg:y="26.019cm">
          <text:p text:style-name="P4">Entorno master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5.367cm" svg:height="2.667cm" svg:x="2.778cm" svg:y="21.828cm">
          <text:p text:style-name="P4">ANSIBLE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29cm" svg:y1="21.447cm" svg:x2="4.429cm" svg:y2="19.796cm">
          <text:p/>
        </draw:line>
        <draw:line draw:style-name="gr14" draw:text-style-name="P4" draw:layer="layout" svg:x1="12.811cm" svg:y1="21.32cm" svg:x2="12.811cm" svg:y2="19.669cm">
          <text:p/>
        </draw:line>
        <draw:frame draw:style-name="gr4" draw:text-style-name="P4" draw:layer="layout" svg:width="3.043cm" svg:height="4.722cm" svg:x="2.778cm" svg:y="14.693cm">
          <draw:image xlink:href="Pictures/100002010000024400000384F35DC9A2E151CCB4.png" xlink:type="simple" xlink:show="embed" xlink:actuate="onLoad">
            <text:p/>
          </draw:image>
        </draw:frame>
        <draw:frame draw:style-name="gr6" draw:text-style-name="P6" draw:layer="layout" svg:width="3.683cm" svg:height="1.233cm" svg:x="5.953cm" svg:y="16.494cm">
          <draw:text-box>
            <text:p text:style-name="P5"><text:span text:style-name="T1">nginx_dev</text:span></text:p>
            <text:p text:style-name="P5"><text:span text:style-name="T1">172.17.0.10</text:span></text:p>
          </draw:text-box>
        </draw:frame>
        <draw:line draw:style-name="gr15" draw:text-style-name="P10" draw:layer="layout" svg:x1="3.794cm" svg:y1="14.843cm" svg:x2="3.413cm" svg:y2="13.065cm">
          <text:p/>
        </draw:line>
        <draw:line draw:style-name="gr15" draw:text-style-name="P10" draw:layer="layout" svg:x1="5.572cm" svg:y1="14.716cm" svg:x2="7.35cm" svg:y2="13.192cm">
          <text:p/>
        </draw:line>
        <draw:frame draw:style-name="gr4" draw:text-style-name="P4" draw:layer="layout" svg:width="3.043cm" svg:height="4.722cm" svg:x="11.541cm" svg:y="14.716cm">
          <draw:image xlink:href="Pictures/100002010000024400000384F35DC9A2E151CCB4.png" xlink:type="simple" xlink:show="embed" xlink:actuate="onLoad">
            <text:p/>
          </draw:image>
        </draw:frame>
        <draw:frame draw:style-name="gr6" draw:text-style-name="P6" draw:layer="layout" svg:width="3.683cm" svg:height="1.233cm" svg:x="14.843cm" svg:y="16.658cm">
          <draw:text-box>
            <text:p text:style-name="P5"><text:span text:style-name="T1">nginx_prod</text:span></text:p>
            <text:p text:style-name="P5"><text:span text:style-name="T1">172.17.1.10</text:span></text:p>
          </draw:text-box>
        </draw:frame>
        <draw:line draw:style-name="gr15" draw:text-style-name="P10" draw:layer="layout" svg:x1="12.557cm" svg:y1="14.589cm" svg:x2="12.303cm" svg:y2="13.319cm">
          <text:p/>
        </draw:line>
        <draw:line draw:style-name="gr15" draw:text-style-name="P10" draw:layer="layout" svg:x1="14.335cm" svg:y1="14.716cm" svg:x2="16.875cm" svg:y2="13.3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6T18:59:17.284752092</meta:creation-date>
    <meta:generator>LibreOffice/5.1.4.2$Linux_X86_64 LibreOffice_project/10m0$Build-2</meta:generator>
    <dc:date>2016-10-26T19:31:47.021331518</dc:date>
    <meta:editing-duration>PT11M52S</meta:editing-duration>
    <meta:editing-cycles>4</meta:editing-cycles>
    <meta:document-statistic meta:object-count="33"/>
  </office:meta>
</office:document-meta>
</file>